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05.37mm" svg:y="14.56mm">
            <draw:object draw:notify-on-update-of-ranges="Sheet1.A2:Sheet1.A6 Sheet1.B1:Sheet1.B1 Sheet1.B2:Sheet1.B6 Sheet1.A2:Sheet1.A6 Sheet1.C1:Sheet1.C1 Sheet1.C2:Sheet1.C6 Sheet1.A2:Sheet1.A6 Sheet1.D1:Sheet1.D1 Sheet1.D2:Sheet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_infi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206155" calcext:value-type="float">
            <text:p>0.0206155</text:p>
          </table:table-cell>
          <table:table-cell office:value-type="float" office:value="0.05" calcext:value-type="float">
            <text:p>0.05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83125" calcext:value-type="float">
            <text:p>0.0083125</text:p>
          </table:table-cell>
          <table:table-cell office:value-type="float" office:value="0.0102317" calcext:value-type="float">
            <text:p>0.0102317</text:p>
          </table:table-cell>
          <table:table-cell office:value-type="float" office:value="0.025" calcext:value-type="float">
            <text:p>0.025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3332" calcext:value-type="float">
            <text:p>0.003332</text:p>
          </table:table-cell>
          <table:table-cell office:value-type="float" office:value="0.00408412" calcext:value-type="float">
            <text:p>0.00408412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6665" calcext:value-type="float">
            <text:p>0.0016665</text:p>
          </table:table-cell>
          <table:table-cell office:value-type="float" office:value="0.00204145" calcext:value-type="float">
            <text:p>0.00204145</text:p>
          </table:table-cell>
          <table:table-cell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833158" calcext:value-type="float">
            <text:p>0.000833158</text:p>
          </table:table-cell>
          <table:table-cell office:value-type="float" office:value="0.00102054" calcext:value-type="float">
            <text:p>0.00102054</text:p>
          </table:table-cell>
          <table:table-cell office:value-type="float" office:value="0.0025" calcext:value-type="float">
            <text:p>0.0025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333165" calcext:value-type="float">
            <text:p>0.000333165</text:p>
          </table:table-cell>
          <table:table-cell office:value-type="float" office:value="0.000408176" calcext:value-type="float">
            <text:p>0.000408176</text:p>
          </table:table-cell>
          <table:table-cell office:value-type="float" office:value="0.001" calcext:value-type="float">
            <text:p>0.001</text:p>
          </table:table-cell>
          <table:table-cell table:number-columns-repeated="102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166689" calcext:value-type="float">
            <text:p>0.000166689</text:p>
          </table:table-cell>
          <table:table-cell office:value-type="float" office:value="0.000204129" calcext:value-type="float">
            <text:p>0.000204129</text:p>
          </table:table-cell>
          <table:table-cell office:value-type="float" office:value="0.0005" calcext:value-type="float">
            <text:p>0.0005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159.99mm" svg:height="89.99mm" svg:x="91.32mm" svg:y="1mm">
            <draw:object draw:notify-on-update-of-ranges="Sheet2.A1:Sheet2.A1 Sheet2.A2:Sheet2.A8 Sheet2.B1:Sheet2.B1 Sheet2.B2:Sheet2.B8 Sheet2.A1:Sheet2.A1 Sheet2.A2:Sheet2.A8 Sheet2.C1:Sheet2.C1 Sheet2.C2:Sheet2.C8 Sheet2.A1:Sheet2.A1 Sheet2.A2:Sheet2.A8 Sheet2.D1:Sheet2.D1 Sheet2.D2:Sheet2.D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_infi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42227" calcext:value-type="float">
            <text:p>0.0642227</text:p>
          </table:table-cell>
          <table:table-cell office:value-type="float" office:value="0.0909831" calcext:value-type="float">
            <text:p>0.0909831</text:p>
          </table:table-cell>
          <table:table-cell office:value-type="float" office:value="0.27361" calcext:value-type="float">
            <text:p>0.2736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89386" calcext:value-type="float">
            <text:p>0.0389386</text:p>
          </table:table-cell>
          <table:table-cell office:value-type="float" office:value="0.0559562" calcext:value-type="float">
            <text:p>0.0559562</text:p>
          </table:table-cell>
          <table:table-cell office:value-type="float" office:value="0.16521" calcext:value-type="float">
            <text:p>0.16521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4209" calcext:value-type="float">
            <text:p>0.0164209</text:p>
          </table:table-cell>
          <table:table-cell office:value-type="float" office:value="0.0234463" calcext:value-type="float">
            <text:p>0.0234463</text:p>
          </table:table-cell>
          <table:table-cell office:value-type="float" office:value="0.0694648" calcext:value-type="float">
            <text:p>0.0694648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824191" calcext:value-type="float">
            <text:p>0.00824191</text:p>
          </table:table-cell>
          <table:table-cell office:value-type="float" office:value="0.0117538" calcext:value-type="float">
            <text:p>0.0117538</text:p>
          </table:table-cell>
          <table:table-cell office:value-type="float" office:value="0.0349685" calcext:value-type="float">
            <text:p>0.0349685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411793" calcext:value-type="float">
            <text:p>0.00411793</text:p>
          </table:table-cell>
          <table:table-cell office:value-type="float" office:value="0.00587024" calcext:value-type="float">
            <text:p>0.00587024</text:p>
          </table:table-cell>
          <table:table-cell office:value-type="float" office:value="0.0175085" calcext:value-type="float">
            <text:p>0.0175085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164507" calcext:value-type="float">
            <text:p>0.00164507</text:p>
          </table:table-cell>
          <table:table-cell office:value-type="float" office:value="0.00234466" calcext:value-type="float">
            <text:p>0.00234466</text:p>
          </table:table-cell>
          <table:table-cell office:value-type="float" office:value="0.00701071" calcext:value-type="float">
            <text:p>0.00701071</text:p>
          </table:table-cell>
          <table:table-cell table:number-columns-repeated="102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822073" calcext:value-type="float">
            <text:p>0.000822073</text:p>
          </table:table-cell>
          <table:table-cell office:value-type="float" office:value="0.0011716" calcext:value-type="float">
            <text:p>0.0011716</text:p>
          </table:table-cell>
          <table:table-cell office:value-type="float" office:value="0.00350744" calcext:value-type="float">
            <text:p>0.00350744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3">00/00/0000</text:date>, <text:time style:data-style-name="N2" text:time-value="05:07:56.699994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03:13:34.126521834</meta:creation-date>
    <dc:date>2018-05-03T05:25:34.227531184</dc:date>
    <meta:editing-duration>PT21M28S</meta:editing-duration>
    <meta:editing-cycles>7</meta:editing-cycles>
    <meta:generator>LibreOffice/5.4.6.2$Linux_X86_64 LibreOffice_project/40m0$Build-2</meta:generator>
    <meta:document-statistic meta:table-count="2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3.703cm" style:legend-expansion="high" chart:style-name="ch2"/>
        <chart:plot-area chart:style-name="ch3" table:cell-range-address="Sheet1.A2:Sheet1.D6 Sheet1.B1:Sheet1.D1" chart:data-source-has-labels="row" svg:x="0.32cm" svg:y="0.18cm" svg:width="13.302cm" svg:height="8.64cm">
          <chartooo:coordinate-region svg:x="1.232cm" svg:y="0.379cm" svg:width="12.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label-cell-address="Sheet1.B1:Sheet1.B1" chart:class="chart:scatter">
            <chart:domain table:cell-range-address="Sheet1.A2:Sheet1.A6"/>
            <chart:data-point chart:repeated="5"/>
          </chart:series>
          <chart:series chart:style-name="ch7" chart:values-cell-range-address="Sheet1.C2:Sheet1.C6" chart:label-cell-address="Sheet1.C1:Sheet1.C1" chart:class="chart:scatter">
            <chart:data-point chart:repeated="5"/>
          </chart:series>
          <chart:series chart:style-name="ch8" chart:values-cell-range-address="Sheet1.D2:Sheet1.D6" chart:label-cell-address="Sheet1.D1:Sheet1.D1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1</text:p>
                <draw:g>
                  <svg:desc>Sheet1.B1:Sheet1.B1</svg:desc>
                </draw:g>
              </table:table-cell>
              <table:table-cell office:value-type="string">
                <text:p>l2</text:p>
                <draw:g>
                  <svg:desc>Sheet1.C1:Sheet1.C1</svg:desc>
                </draw:g>
              </table:table-cell>
              <table:table-cell office:value-type="string">
                <text:p>l_infi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6</svg:desc>
                </draw:g>
              </table:table-cell>
              <table:table-cell office:value-type="float" office:value="0.0165">
                <text:p>0.0165</text:p>
                <draw:g>
                  <svg:desc>Sheet1.B2:Sheet1.B6</svg:desc>
                </draw:g>
              </table:table-cell>
              <table:table-cell office:value-type="float" office:value="0.0206155">
                <text:p>0.0206155</text:p>
                <draw:g>
                  <svg:desc>Sheet1.C2:Sheet1.C6</svg:desc>
                </draw:g>
              </table:table-cell>
              <table:table-cell office:value-type="float" office:value="0.05">
                <text:p>0.05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83125">
                <text:p>0.0083125</text:p>
              </table:table-cell>
              <table:table-cell office:value-type="float" office:value="0.0102317">
                <text:p>0.010231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003332">
                <text:p>0.003332</text:p>
              </table:table-cell>
              <table:table-cell office:value-type="float" office:value="0.00408412">
                <text:p>0.004084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0016665">
                <text:p>0.0016665</text:p>
              </table:table-cell>
              <table:table-cell office:value-type="float" office:value="0.00204145">
                <text:p>0.0020414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00833158">
                <text:p>0.000833158</text:p>
              </table:table-cell>
              <table:table-cell office:value-type="float" office:value="0.00102054">
                <text:p>0.00102054</text:p>
              </table:table-cell>
              <table:table-cell office:value-type="float" office:value="0.0025">
                <text:p>0.0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3.703cm" style:legend-expansion="high" chart:style-name="ch2"/>
        <chart:plot-area chart:style-name="ch3" table:cell-range-address="Sheet2.A1:Sheet2.D8" chart:data-source-has-labels="row" svg:x="0.32cm" svg:y="0.18cm" svg:width="13.302cm" svg:height="8.64cm">
          <chartooo:coordinate-region svg:x="1.232cm" svg:y="0.38cm" svg:width="12.01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8" chart:label-cell-address="Sheet2.B1:Sheet2.B1" chart:class="chart:scatter">
            <chart:domain table:cell-range-address="Sheet2.A2:Sheet2.A8"/>
            <chart:data-point chart:repeated="7"/>
          </chart:series>
          <chart:series chart:style-name="ch7" chart:values-cell-range-address="Sheet2.C2:Sheet2.C8" chart:label-cell-address="Sheet2.C1:Sheet2.C1" chart:class="chart:scatter">
            <chart:data-point chart:repeated="7"/>
          </chart:series>
          <chart:series chart:style-name="ch8" chart:values-cell-range-address="Sheet2.D2:Sheet2.D8" chart:label-cell-address="Sheet2.D1:Sheet2.D1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1</text:p>
                <draw:g>
                  <svg:desc>Sheet2.B1:Sheet2.B1</svg:desc>
                </draw:g>
              </table:table-cell>
              <table:table-cell office:value-type="string">
                <text:p>l2</text:p>
                <draw:g>
                  <svg:desc>Sheet2.C1:Sheet2.C1</svg:desc>
                </draw:g>
              </table:table-cell>
              <table:table-cell office:value-type="string">
                <text:p>l_infi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A2:Sheet2.A8</svg:desc>
                </draw:g>
              </table:table-cell>
              <table:table-cell office:value-type="float" office:value="0.0642227">
                <text:p>0.0642227</text:p>
                <draw:g>
                  <svg:desc>Sheet2.B2:Sheet2.B8</svg:desc>
                </draw:g>
              </table:table-cell>
              <table:table-cell office:value-type="float" office:value="0.0909831">
                <text:p>0.0909831</text:p>
                <draw:g>
                  <svg:desc>Sheet2.C2:Sheet2.C8</svg:desc>
                </draw:g>
              </table:table-cell>
              <table:table-cell office:value-type="float" office:value="0.27361">
                <text:p>0.27361</text:p>
                <draw:g>
                  <svg:desc>Sheet2.D2:Sheet2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389386">
                <text:p>0.0389386</text:p>
              </table:table-cell>
              <table:table-cell office:value-type="float" office:value="0.0559562">
                <text:p>0.0559562</text:p>
              </table:table-cell>
              <table:table-cell office:value-type="float" office:value="0.16521">
                <text:p>0.165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0164209">
                <text:p>0.0164209</text:p>
              </table:table-cell>
              <table:table-cell office:value-type="float" office:value="0.0234463">
                <text:p>0.0234463</text:p>
              </table:table-cell>
              <table:table-cell office:value-type="float" office:value="0.0694648">
                <text:p>0.0694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00824191">
                <text:p>0.00824191</text:p>
              </table:table-cell>
              <table:table-cell office:value-type="float" office:value="0.0117538">
                <text:p>0.0117538</text:p>
              </table:table-cell>
              <table:table-cell office:value-type="float" office:value="0.0349685">
                <text:p>0.0349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0411793">
                <text:p>0.00411793</text:p>
              </table:table-cell>
              <table:table-cell office:value-type="float" office:value="0.00587024">
                <text:p>0.00587024</text:p>
              </table:table-cell>
              <table:table-cell office:value-type="float" office:value="0.0175085">
                <text:p>0.01750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00164507">
                <text:p>0.00164507</text:p>
              </table:table-cell>
              <table:table-cell office:value-type="float" office:value="0.00234466">
                <text:p>0.00234466</text:p>
              </table:table-cell>
              <table:table-cell office:value-type="float" office:value="0.00701071">
                <text:p>0.007010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000822073">
                <text:p>0.000822073</text:p>
              </table:table-cell>
              <table:table-cell office:value-type="float" office:value="0.0011716">
                <text:p>0.0011716</text:p>
              </table:table-cell>
              <table:table-cell office:value-type="float" office:value="0.00350744">
                <text:p>0.003507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